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gradient" draw:fill-gradient-name="a38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2" draw:master-page-name="Master1-Layout7-blank-Blank" presentation:presentation-page-layout-name="Master1-PPL7" draw:id="Slide-257">
        <draw:frame draw:id="id63" draw:style-name="a385" draw:name="TextBox 1" svg:x="-0in" svg:y="0in" svg:width="5.90625in" svg:height="0.23561in">
          <draw:text-box>
            <text:p text:style-name="a384" text:class-names="" text:cond-style-name=""><text:span text:style-name="a383" text:class-names="">CAN WE DETECT EXPERT AND NOVICE ANAESTHETISTS BY HOW THEY WATCH VIDEO?</text:span></text:p>
          </draw:text-box>
          <svg:title/>
          <svg:desc/>
        </draw:frame>
        <draw:frame draw:id="id64" draw:style-name="a386" draw:name="Picture 2" svg:x="2.05172in" svg:y="1.75309in" svg:width="1.80281in" svg:height="1.01408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-0in" svg:y1="0.23561in" svg:x2="5.90625in" svg:y2="0.23561in" draw:id="id65" draw:style-name="a387" draw:name="Straight Connector 4">
          <svg:title/>
          <svg:desc/>
        </draw:connector>
        <draw:custom-shape svg:x="0.00104in" svg:y="0.23561in" svg:width="2.95208in" svg:height="1.51747in" draw:id="id66" draw:style-name="a395" draw:name="Rectangle 11">
          <svg:title/>
          <svg:desc/>
          <text:p text:style-name="a394" text:class-names="" text:cond-style-name=""><text:span text:style-name="a388" text:class-names="">How</text:span><text:span text:style-name="a389" text:class-names=""><text:s text:c="1"/></text:span><text:span text:style-name="a390" text:class-names="">would you look at<text:s text:c="1"/></text:span><text:span text:style-name="a391" text:class-names="">the picture below?<text:s text:c="1"/></text:span><text:span text:style-name="a392" text:class-names="">As someone with no experience in medicine, particularly in the department of Anaesthetics, there isn’t much<text:s text:c="1"/>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0in" svg:y1="0.37142in" svg:x2="2.95312in" svg:y2="0.37142in" draw:id="id67" draw:style-name="a396" draw:name="Straight Connector 5">
          <svg:title/>
          <svg:desc/>
        </draw:connector>
        <draw:frame draw:id="id68" draw:style-name="a400" draw:name="TextBox 6" svg:x="0in" svg:y="0.21095in" svg:width="2.95312in" svg:height="0.18512in">
          <draw:text-box>
            <text:p text:style-name="a399" text:class-names="" text:cond-style-name=""><text:span text:style-name="a397" text:class-names="">INTRODUCTION</text:span><text:span text:style-name="a3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4297in" svg:y="0.77311in" svg:width="5.02031in" svg:height="1.64464in"/>
      <presentation:placeholder presentation:object="subtitle" svg:x="0.73828in" svg:y="2.48117in" svg:width="4.42969in" svg:height="1.14053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2" style:display-name="Title and Content">
      <presentation:placeholder presentation:object="title" svg:x="0.40606in" svg:y="0.25151in" svg:width="5.09414in" svg:height="0.91308in"/>
      <presentation:placeholder presentation:object="object" svg:x="0.40606in" svg:y="1.25753in" svg:width="5.09414in" svg:height="2.99731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3" style:display-name="Section Header">
      <presentation:placeholder presentation:object="title" svg:x="0.40298in" svg:y="1.17771in" svg:width="5.09414in" svg:height="1.96503in"/>
      <presentation:placeholder presentation:object="outline" svg:x="0.40298in" svg:y="3.16134in" svg:width="5.09414in" svg:height="1.03337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4" style:display-name="Two Content">
      <presentation:placeholder presentation:object="title" svg:x="0.40606in" svg:y="0.25151in" svg:width="5.09414in" svg:height="0.91308in"/>
      <presentation:placeholder presentation:object="object" svg:x="0.40605in" svg:y="1.25753in" svg:width="2.51016in" svg:height="2.99731in"/>
      <presentation:placeholder presentation:object="object" svg:x="2.99004in" svg:y="1.25753in" svg:width="2.51016in" svg:height="2.99731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5" style:display-name="Comparison">
      <presentation:placeholder presentation:object="title" svg:x="0.40682in" svg:y="0.25151in" svg:width="5.09414in" svg:height="0.91308in"/>
      <presentation:placeholder presentation:object="outline" svg:x="0.40683in" svg:y="1.15803in" svg:width="2.49862in" svg:height="0.56753in"/>
      <presentation:placeholder presentation:object="object" svg:x="0.40683in" svg:y="1.72556in" svg:width="2.49862in" svg:height="2.53803in"/>
      <presentation:placeholder presentation:object="outline" svg:x="2.99004in" svg:y="1.15803in" svg:width="2.51093in" svg:height="0.56753in"/>
      <presentation:placeholder presentation:object="object" svg:x="2.99004in" svg:y="1.72556in" svg:width="2.51093in" svg:height="2.53803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6" style:display-name="Title Only">
      <presentation:placeholder presentation:object="title" svg:x="0.40606in" svg:y="0.25151in" svg:width="5.09414in" svg:height="0.91308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7" style:display-name="Blank"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8" style:display-name="Content with Caption">
      <presentation:placeholder presentation:object="title" svg:x="0.40682in" svg:y="0.31493in" svg:width="1.90492in" svg:height="1.10226in"/>
      <presentation:placeholder presentation:object="object" svg:x="2.51093in" svg:y="0.68016in" svg:width="2.99004in" svg:height="3.35707in"/>
      <presentation:placeholder presentation:object="outline" svg:x="0.40682in" svg:y="1.41719in" svg:width="1.90492in" svg:height="2.62552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9" style:display-name="Picture with Caption">
      <presentation:placeholder presentation:object="title" svg:x="0.40682in" svg:y="0.31493in" svg:width="1.90492in" svg:height="1.10226in"/>
      <presentation:placeholder presentation:object="graphic" svg:x="2.51093in" svg:y="0.68016in" svg:width="2.99004in" svg:height="3.35707in"/>
      <presentation:placeholder presentation:object="outline" svg:x="0.40682in" svg:y="1.41719in" svg:width="1.90492in" svg:height="2.62552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10" style:display-name="Title and Vertical Text">
      <presentation:placeholder presentation:object="title" svg:x="0.40606in" svg:y="0.25151in" svg:width="5.09414in" svg:height="0.91308in"/>
      <presentation:placeholder presentation:object="outline" svg:x="0.40606in" svg:y="1.25753in" svg:width="5.09414in" svg:height="2.99731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presentation-page-layout style:name="Master1-PPL11" style:display-name="Vertical Title and Text">
      <presentation:placeholder presentation:object="title" svg:x="4.22666in" svg:y="0.25151in" svg:width="1.27354in" svg:height="4.00334in"/>
      <presentation:placeholder presentation:object="outline" svg:x="0.40606in" svg:y="0.25151in" svg:width="3.74678in" svg:height="4.00334in"/>
      <presentation:placeholder presentation:object="date-time" svg:x="0.40605in" svg:y="4.37841in" svg:width="1.32891in" svg:height="0.25151in"/>
      <presentation:placeholder presentation:object="footer" svg:x="1.95645in" svg:y="4.37841in" svg:width="1.99336in" svg:height="0.25151in"/>
      <presentation:placeholder presentation:object="page-number" svg:x="4.17129in" svg:y="4.37841in" svg:width="1.32891in" svg:height="0.2515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1" draw:style="linear" draw:angle="0" draw:start-color="#f6f8fc" draw:end-color="#abc0e4" draw:start-intensity="100%" draw:end-intensity="100%"/>
  </office:styles>
  <office:automatic-styles>
    <style:page-layout style:name="pageLayout1">
      <style:page-layout-properties fo:page-width="5.90625in" fo:page-height="4.72396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9222in" style:font-size-asian="0.49222in" style:font-size-complex="0.49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9222in" style:font-size-asian="0.49222in" style:font-size-complex="0.49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5906in" fo:margin-left="0in" fo:margin-right="0in" fo:text-indent="0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5906in" fo:margin-left="1.0335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097in" style:font-size-asian="0.36097in" style:font-size-complex="0.36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5906in" fo:margin-left="0.14765in" fo:margin-right="0in" fo:text-indent="-0.14765in" fo:margin-top="0.0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64in" style:font-size-asian="0.14764in" style:font-size-complex="0.14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5906in" fo:margin-left="1.3288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9222in" style:font-size-asian="0.49222in" style:font-size-complex="0.49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5906in" fo:margin-left="0.4429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9222in" style:font-size-asian="0.49222in" style:font-size-complex="0.49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590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403in" style:font-size-asian="0.16403in" style:font-size-complex="0.16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5906in" fo:margin-left="0.73825in" fo:margin-right="0in" fo:text-indent="-0.14765in" fo:margin-top="0.04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681in" style:font-size-asian="0.19681in" style:font-size-complex="0.19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9847in" style:font-size-asian="0.09847in" style:font-size-complex="0.09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53in"/>
      </text:list-level-style-number>
      <text:list-level-style-number text:level="3" style:num-format="">
        <style:list-level-properties text:space-before="0.5906in"/>
      </text:list-level-style-number>
      <text:list-level-style-number text:level="4" style:num-format="">
        <style:list-level-properties text:space-before="0.8859in"/>
      </text:list-level-style-number>
      <text:list-level-style-number text:level="5" style:num-format="">
        <style:list-level-properties text:space-before="1.1812in"/>
      </text:list-level-style-number>
      <text:list-level-style-number text:level="6" style:num-format="">
        <style:list-level-properties text:space-before="1.4765in"/>
      </text:list-level-style-number>
      <text:list-level-style-number text:level="7" style:num-format="">
        <style:list-level-properties text:space-before="1.7718in"/>
      </text:list-level-style-number>
      <text:list-level-style-number text:level="8" style:num-format="">
        <style:list-level-properties text:space-before="2.0671in"/>
      </text:list-level-style-number>
      <text:list-level-style-number text:level="9" style:num-format="">
        <style:list-level-properties text:space-before="2.3624in"/>
      </text:list-level-style-number>
    </text:list-style>
    <text:list-style style:name="a13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53in"/>
      </text:list-level-style-number>
      <text:list-level-style-number text:level="3" style:num-format="">
        <style:list-level-properties text:space-before="0.5906in"/>
      </text:list-level-style-number>
      <text:list-level-style-number text:level="4" style:num-format="">
        <style:list-level-properties text:space-before="0.8859in"/>
      </text:list-level-style-number>
      <text:list-level-style-number text:level="5" style:num-format="">
        <style:list-level-properties text:space-before="1.1812in"/>
      </text:list-level-style-number>
      <text:list-level-style-number text:level="6" style:num-format="">
        <style:list-level-properties text:space-before="1.4765in"/>
      </text:list-level-style-number>
      <text:list-level-style-number text:level="7" style:num-format="">
        <style:list-level-properties text:space-before="1.7718in"/>
      </text:list-level-style-number>
      <text:list-level-style-number text:level="8" style:num-format="">
        <style:list-level-properties text:space-before="2.0671in"/>
      </text:list-level-style-number>
      <text:list-level-style-number text:level="9" style:num-format="">
        <style:list-level-properties text:space-before="2.362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53in"/>
      </text:list-level-style-number>
      <text:list-level-style-number text:level="3" style:num-format="">
        <style:list-level-properties text:space-before="0.5906in"/>
      </text:list-level-style-number>
      <text:list-level-style-number text:level="4" style:num-format="">
        <style:list-level-properties text:space-before="0.8859in"/>
      </text:list-level-style-number>
      <text:list-level-style-number text:level="5" style:num-format="">
        <style:list-level-properties text:space-before="1.1812in"/>
      </text:list-level-style-number>
      <text:list-level-style-number text:level="6" style:num-format="">
        <style:list-level-properties text:space-before="1.4765in"/>
      </text:list-level-style-number>
      <text:list-level-style-number text:level="7" style:num-format="">
        <style:list-level-properties text:space-before="1.7718in"/>
      </text:list-level-style-number>
      <text:list-level-style-number text:level="8" style:num-format="">
        <style:list-level-properties text:space-before="2.0671in"/>
      </text:list-level-style-number>
      <text:list-level-style-number text:level="9" style:num-format="">
        <style:list-level-properties text:space-before="2.3624in"/>
      </text:list-level-style-number>
    </text:list-style>
    <text:list-style style:name="a1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53in"/>
      </text:list-level-style-number>
      <text:list-level-style-number text:level="3" style:num-format="">
        <style:list-level-properties text:space-before="0.5906in"/>
      </text:list-level-style-number>
      <text:list-level-style-number text:level="4" style:num-format="">
        <style:list-level-properties text:space-before="0.8859in"/>
      </text:list-level-style-number>
      <text:list-level-style-number text:level="5" style:num-format="">
        <style:list-level-properties text:space-before="1.1812in"/>
      </text:list-level-style-number>
      <text:list-level-style-number text:level="6" style:num-format="">
        <style:list-level-properties text:space-before="1.4765in"/>
      </text:list-level-style-number>
      <text:list-level-style-number text:level="7" style:num-format="">
        <style:list-level-properties text:space-before="1.7718in"/>
      </text:list-level-style-number>
      <text:list-level-style-number text:level="8" style:num-format="">
        <style:list-level-properties text:space-before="2.0671in"/>
      </text:list-level-style-number>
      <text:list-level-style-number text:level="9" style:num-format="">
        <style:list-level-properties text:space-before="2.3624in"/>
      </text:list-level-style-number>
    </text:list-style>
    <text:list-style style:name="a14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53in"/>
      </text:list-level-style-number>
      <text:list-level-style-number text:level="3" style:num-format="">
        <style:list-level-properties text:space-before="0.5906in"/>
      </text:list-level-style-number>
      <text:list-level-style-number text:level="4" style:num-format="">
        <style:list-level-properties text:space-before="0.8859in"/>
      </text:list-level-style-number>
      <text:list-level-style-number text:level="5" style:num-format="">
        <style:list-level-properties text:space-before="1.1812in"/>
      </text:list-level-style-number>
      <text:list-level-style-number text:level="6" style:num-format="">
        <style:list-level-properties text:space-before="1.4765in"/>
      </text:list-level-style-number>
      <text:list-level-style-number text:level="7" style:num-format="">
        <style:list-level-properties text:space-before="1.7718in"/>
      </text:list-level-style-number>
      <text:list-level-style-number text:level="8" style:num-format="">
        <style:list-level-properties text:space-before="2.0671in"/>
      </text:list-level-style-number>
      <text:list-level-style-number text:level="9" style:num-format="">
        <style:list-level-properties text:space-before="2.3624in"/>
      </text:list-level-style-number>
    </text:list-style>
    <text:list-style style:name="a12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476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53in" text:min-label-width="0.1476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06in" text:min-label-width="0.1476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59in" text:min-label-width="0.1476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12in" text:min-label-width="0.1476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765in" text:min-label-width="0.1476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718in" text:min-label-width="0.1476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71in" text:min-label-width="0.1476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624in" text:min-label-width="0.1476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40606in" svg:y="0.25151in" svg:width="5.09414in" svg:height="0.91308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606in" svg:y="1.25753in" svg:width="5.09414in" svg:height="2.9973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40605in" svg:y="4.37841in" svg:width="1.32891in" svg:height="0.2515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/10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1.95645in" svg:y="4.37841in" svg:width="1.99336in" svg:height="0.2515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4.17129in" svg:y="4.37841in" svg:width="1.32891in" svg:height="0.2515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44297in" svg:y="0.77311in" svg:width="5.02031in" svg:height="1.644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73828in" svg:y="2.48117in" svg:width="4.42969in" svg:height="1.14053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40605in" svg:y="4.37841in" svg:width="1.32891in" svg:height="0.2515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/10/2017</text:date></text:span><text:span text:style-name="a45" text:class-names=""/></text:p>
        </draw:text-box>
        <svg:title/>
        <svg:desc/>
      </draw:frame>
      <draw:frame draw:id="id8" presentation:style-name="a50" draw:name="Footer Placeholder 4" svg:x="1.95645in" svg:y="4.37841in" svg:width="1.99336in" svg:height="0.2515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4.17129in" svg:y="4.37841in" svg:width="1.32891in" svg:height="0.2515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40606in" svg:y="0.25151in" svg:width="5.09414in" svg:height="0.91308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40606in" svg:y="1.25753in" svg:width="5.09414in" svg:height="2.99731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40605in" svg:y="4.37841in" svg:width="1.32891in" svg:height="0.2515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/10/2017</text:date></text:span><text:span text:style-name="a79" text:class-names=""/></text:p>
        </draw:text-box>
        <svg:title/>
        <svg:desc/>
      </draw:frame>
      <draw:frame draw:id="id13" presentation:style-name="a84" draw:name="Footer Placeholder 4" svg:x="1.95645in" svg:y="4.37841in" svg:width="1.99336in" svg:height="0.2515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4.17129in" svg:y="4.37841in" svg:width="1.32891in" svg:height="0.2515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40298in" svg:y="1.17771in" svg:width="5.09414in" svg:height="1.96503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40298in" svg:y="3.16134in" svg:width="5.09414in" svg:height="1.03337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40605in" svg:y="4.37841in" svg:width="1.32891in" svg:height="0.2515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/10/2017</text:date></text:span><text:span text:style-name="a100" text:class-names=""/></text:p>
        </draw:text-box>
        <svg:title/>
        <svg:desc/>
      </draw:frame>
      <draw:frame draw:id="id18" presentation:style-name="a105" draw:name="Footer Placeholder 4" svg:x="1.95645in" svg:y="4.37841in" svg:width="1.99336in" svg:height="0.2515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4.17129in" svg:y="4.37841in" svg:width="1.32891in" svg:height="0.2515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40606in" svg:y="0.25151in" svg:width="5.09414in" svg:height="0.91308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40605in" svg:y="1.25753in" svg:width="2.51016in" svg:height="2.9973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2.99004in" svg:y="1.25753in" svg:width="2.51016in" svg:height="2.9973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40605in" svg:y="4.37841in" svg:width="1.32891in" svg:height="0.2515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/10/2017</text:date></text:span><text:span text:style-name="a151" text:class-names=""/></text:p>
        </draw:text-box>
        <svg:title/>
        <svg:desc/>
      </draw:frame>
      <draw:frame draw:id="id24" presentation:style-name="a156" draw:name="Footer Placeholder 5" svg:x="1.95645in" svg:y="4.37841in" svg:width="1.99336in" svg:height="0.2515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4.17129in" svg:y="4.37841in" svg:width="1.32891in" svg:height="0.2515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40682in" svg:y="0.25151in" svg:width="5.09414in" svg:height="0.91308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40683in" svg:y="1.15803in" svg:width="2.49862in" svg:height="0.56753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40683in" svg:y="1.72556in" svg:width="2.49862in" svg:height="2.53803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2.99004in" svg:y="1.15803in" svg:width="2.51093in" svg:height="0.56753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2.99004in" svg:y="1.72556in" svg:width="2.51093in" svg:height="2.53803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40605in" svg:y="4.37841in" svg:width="1.32891in" svg:height="0.2515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/10/2017</text:date></text:span><text:span text:style-name="a210" text:class-names=""/></text:p>
        </draw:text-box>
        <svg:title/>
        <svg:desc/>
      </draw:frame>
      <draw:frame draw:id="id32" presentation:style-name="a215" draw:name="Footer Placeholder 7" svg:x="1.95645in" svg:y="4.37841in" svg:width="1.99336in" svg:height="0.2515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4.17129in" svg:y="4.37841in" svg:width="1.32891in" svg:height="0.2515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40606in" svg:y="0.25151in" svg:width="5.09414in" svg:height="0.91308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40605in" svg:y="4.37841in" svg:width="1.32891in" svg:height="0.2515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/10/2017</text:date></text:span><text:span text:style-name="a227" text:class-names=""/></text:p>
        </draw:text-box>
        <svg:title/>
        <svg:desc/>
      </draw:frame>
      <draw:frame draw:id="id36" presentation:style-name="a232" draw:name="Footer Placeholder 3" svg:x="1.95645in" svg:y="4.37841in" svg:width="1.99336in" svg:height="0.2515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4.17129in" svg:y="4.37841in" svg:width="1.32891in" svg:height="0.2515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40605in" svg:y="4.37841in" svg:width="1.32891in" svg:height="0.2515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/10/2017</text:date></text:span><text:span text:style-name="a240" text:class-names=""/></text:p>
        </draw:text-box>
        <svg:title/>
        <svg:desc/>
      </draw:frame>
      <draw:frame draw:id="id39" presentation:style-name="a245" draw:name="Footer Placeholder 2" svg:x="1.95645in" svg:y="4.37841in" svg:width="1.99336in" svg:height="0.2515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4.17129in" svg:y="4.37841in" svg:width="1.32891in" svg:height="0.2515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40682in" svg:y="0.31493in" svg:width="1.90492in" svg:height="1.10226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2.51093in" svg:y="0.68016in" svg:width="2.99004in" svg:height="3.357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40682in" svg:y="1.41719in" svg:width="1.90492in" svg:height="2.6255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40605in" svg:y="4.37841in" svg:width="1.32891in" svg:height="0.2515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/10/2017</text:date></text:span><text:span text:style-name="a278" text:class-names=""/></text:p>
        </draw:text-box>
        <svg:title/>
        <svg:desc/>
      </draw:frame>
      <draw:frame draw:id="id45" presentation:style-name="a283" draw:name="Footer Placeholder 5" svg:x="1.95645in" svg:y="4.37841in" svg:width="1.99336in" svg:height="0.2515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4.17129in" svg:y="4.37841in" svg:width="1.32891in" svg:height="0.2515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40682in" svg:y="0.31493in" svg:width="1.90492in" svg:height="1.10226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2.51093in" svg:y="0.68016in" svg:width="2.99004in" svg:height="3.35707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40682in" svg:y="1.41719in" svg:width="1.90492in" svg:height="2.6255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40605in" svg:y="4.37841in" svg:width="1.32891in" svg:height="0.2515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6/10/2017</text:date></text:span><text:span text:style-name="a303" text:class-names=""/></text:p>
        </draw:text-box>
        <svg:title/>
        <svg:desc/>
      </draw:frame>
      <draw:frame draw:id="id51" presentation:style-name="a308" draw:name="Footer Placeholder 5" svg:x="1.95645in" svg:y="4.37841in" svg:width="1.99336in" svg:height="0.2515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4.17129in" svg:y="4.37841in" svg:width="1.32891in" svg:height="0.2515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40606in" svg:y="0.25151in" svg:width="5.09414in" svg:height="0.91308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40606in" svg:y="1.25753in" svg:width="5.09414in" svg:height="2.99731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40605in" svg:y="4.37841in" svg:width="1.32891in" svg:height="0.2515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6/10/2017</text:date></text:span><text:span text:style-name="a337" text:class-names=""/></text:p>
        </draw:text-box>
        <svg:title/>
        <svg:desc/>
      </draw:frame>
      <draw:frame draw:id="id56" presentation:style-name="a342" draw:name="Footer Placeholder 4" svg:x="1.95645in" svg:y="4.37841in" svg:width="1.99336in" svg:height="0.2515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4.17129in" svg:y="4.37841in" svg:width="1.32891in" svg:height="0.2515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4.22666in" svg:y="0.25151in" svg:width="1.27354in" svg:height="4.00334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40606in" svg:y="0.25151in" svg:width="3.74678in" svg:height="4.0033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40605in" svg:y="4.37841in" svg:width="1.32891in" svg:height="0.2515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6/10/2017</text:date></text:span><text:span text:style-name="a371" text:class-names=""/></text:p>
        </draw:text-box>
        <svg:title/>
        <svg:desc/>
      </draw:frame>
      <draw:frame draw:id="id61" presentation:style-name="a376" draw:name="Footer Placeholder 4" svg:x="1.95645in" svg:y="4.37841in" svg:width="1.99336in" svg:height="0.2515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4.17129in" svg:y="4.37841in" svg:width="1.32891in" svg:height="0.2515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iam Hiley</meta:initial-creator>
    <dc:creator>Liam Hiley</dc:creator>
    <meta:creation-date>2017-10-16T11:12:40Z</meta:creation-date>
    <dc:date>2017-10-16T11:42:59Z</dc:date>
    <meta:template xlink:href="Office%20Theme" xlink:type="simple"/>
    <meta:editing-cycles>1</meta:editing-cycles>
    <meta:editing-duration>PT1418S</meta:editing-duration>
    <meta:document-statistic meta:paragraph-count="3" meta:word-count="41"/>
  </office:meta>
</office:document-meta>
</file>